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margin-top="0cm" fo:margin-bottom="0cm" style:line-height-at-least="0.291cm" fo:orphans="2" fo:widows="2" fo:text-indent="0cm" style:auto-text-indent="false" fo:padding="0cm" fo:border="none"/>
    </style:style>
    <style:style style:name="P4" style:family="paragraph" style:parent-style-name="Standard">
      <style:paragraph-properties fo:margin-left="0.318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Heading_20_1" style:list-style-name="WWNum1" style:master-page-name="First_20_Page">
      <style:paragraph-properties style:page-number="auto"/>
    </style:style>
    <style:style style:name="P6" style:family="paragraph" style:parent-style-name="Standard">
      <style:paragraph-properties fo:margin-left="0.318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d2129" style:font-name="Helvetica" fo:font-size="10.5pt" fo:letter-spacing="normal" fo:font-style="normal" fo:font-weight="normal"/>
    </style:style>
    <style:style style:name="T4" style:family="text"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T5" style:family="text">
      <style:text-properties fo:font-variant="normal" fo:text-transform="none" fo:color="#1d2129" fo:letter-spacing="normal" fo:background-color="#eff1f3"/>
    </style:style>
    <style:style style:name="T6" style:family="text">
      <style:text-properties fo:font-variant="normal" fo:text-transform="none" fo:color="#365899" style:text-line-through-style="none" style:font-name="inherit" fo:font-size="9.75pt" fo:letter-spacing="normal" fo:font-style="normal" style:text-underline-style="none" fo:font-weight="normal" style:text-blinking="false" fo:background-color="#eff1f3"/>
    </style:style>
    <style:style style:name="T7" style:family="text">
      <style:text-properties fo:font-variant="normal" fo:text-transform="none" fo:color="#365899" style:text-line-through-style="none" style:font-name="inherit" fo:font-size="9pt" fo:letter-spacing="normal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777d88" style:text-line-through-style="none" style:font-name="inherit" fo:font-size="8.25pt" fo:letter-spacing="normal" fo:font-style="normal" style:text-underline-style="none" fo:font-weight="normal" style:text-blinking="false" fo:background-color="#fffff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.212cm" svg:y="0.212cm" svg:width="0.423cm" draw:z-index="0">
        <draw:text-box fo:min-height="0.423cm">
          <text:p text:style-name="Text_20_body"/>
        </draw:text-box>
      </draw:frame>
      <text:list xml:id="list5313863654996921757" text:style-name="WWNum1">
        <text:list-header>
          <text:h text:style-name="P5" text:outline-level="1">VSCode</text:h>
        </text:list-header>
      </text:list>
      <text:list xml:id="list3112061576681321159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7-6-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/text:p>
      <text:p text:style-name="P1"/>
      <text:p text:style-name="P1"><text:span text:style-name="T3">1. Desde la línea de comando</text:span><text:line-break/><text:span text:style-name="T3">$ &lt;project_root&gt; flutter run --enable-software-rendering</text:span><text:line-break/><text:span text:style-name="T3">2. Desde las configuraciones Run/Edit del IDE </text:span><text:line-break/><text:span text:style-name="T3">Para Visual Studio Code adiiconar la siguiente linea al archivo launch.json :</text:span><text:line-break/><text:span text:style-name="T3">"args": ["--enable-software-rendering", "-d", "all"]</text:span> </text:p>
      <text:p text:style-name="P1"/>
      <text:p text:style-name="P1">I/FlutterActivityDelegate( 1047): onResume setting current activity to this</text:p>
      <text:p text:style-name="P1">D/skia <text:s text:c="3"/>( 1047): [SkFontMgr Android Parser] '/system/etc/fonts.xml' could not be opened</text:p>
      <text:p text:style-name="P1">D/skia <text:s text:c="3"/>( 1047): [SkFontMgr Android Parser] '/vendor/etc/fallback_fonts.xml' could not be opened</text:p>
      <text:p text:style-name="P1"/>
      <text:p text:style-name="P1"><text:span text:style-name="T5"> </text:span><text:a xlink:type="simple" xlink:href="https://l.facebook.com/l.php?u=https%3A%2F%2Fwww.youtube.com%2Fwatch%3Fv%3DxeEp9opvVMM&amp;h=ATNTjZln_CfkJ4nxLQc_G4D8a2yRT3wgTWr71Hu5FxDxdWF8aCloKCg9gabKcQ4Y83WawbvmmH9imj3AyRPb1lojVDZS5Vqwh1hTsdWRYyC_fLg9AuEqW2mFjxJo-7Q&amp;s=1&amp;hc_location=ufi" office:target-frame-name="_blank" xlink:show="new" text:style-name="Internet_20_link" text:visited-style-name="Visited_20_Internet_20_Link"><text:span text:style-name="T6">https://www.youtube.com/watch?v=xeEp9opvVMM</text:span></text:a><text:span text:style-name="T4"> Minuto 8:10</text:span></text:p>
      <text:p text:style-name="P3"><text:a xlink:type="simple" xlink:href="https://www.facebook.com/ufi/reaction/profile/browser/?ft_ent_identifier=1699693010113377_1699797596769585&amp;av=100011536879731" text:style-name="Internet_20_link" text:visited-style-name="Visited_20_Internet_20_Link"><text:span text:style-name="T8">1</text:span></text:a></text:p>
      <text:p text:style-name="P4"/>
      <text:p text:style-name="P4"/>
      <text:p text:style-name="P4"><text:a xlink:type="simple" xlink:href="https://www.visualstudio.com/es/vs/msft-android-emulator/?rr=https://github.com/flutter/flutter/issues/9108" text:style-name="Internet_20_link" text:visited-style-name="Visited_20_Internet_20_Link">baje otro emulador</text:a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inherit" svg:font-family="inherit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dc:creator>Max Meza</dc:creator>
    <meta:editing-cycles>13</meta:editing-cycles>
    <meta:creation-date>2018-03-07T12:45:00</meta:creation-date>
    <dc:date>2018-06-08T21:09:07.11</dc:date>
    <meta:editing-duration>PT3H2M41S</meta:editing-duration>
    <meta:generator>OpenOffice/4.1.5$Win32 OpenOffice.org_project/415m1$Build-9789</meta:generator>
    <meta:document-statistic meta:table-count="0" meta:image-count="0" meta:object-count="0" meta:page-count="3" meta:paragraph-count="15" meta:word-count="92" meta:character-count="7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